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037cm" svg:height="4.256cm" svg:x="2.426cm" svg:y="13.708cm">
          <text:p text:style-name="P1">Is target </text:p>
          <text:p text:style-name="P1">= position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5" draw:id="id5" draw:layer="layout" svg:width="6cm" svg:height="1.171cm" svg:x="4.5cm" svg:y="1.5cm">
          <text:p text:style-name="P1">TIMER INTERRUP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12cm" svg:height="1.756cm" svg:x="1.5cm" svg:y="3.5cm">
          <text:p text:style-name="P1">x-pos=x-pos+sign(x-target-x-position)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12cm" svg:height="1.756cm" svg:x="1.5cm" svg:y="7.854cm">
          <text:p text:style-name="P1">y-pos=y-pos+sign(y-target-y-position)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2cm" svg:height="1.757cm" svg:x="1.5cm" svg:y="10cm">
          <text:p text:style-name="P1">y-stepper = ystepperpos[yposition mod 4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12cm" svg:height="1.756cm" svg:x="1.5cm" svg:y="5.744cm">
          <text:p text:style-name="P1">X-stepper = xstepperpos[xposition mod 4]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4.037cm" svg:height="4.256cm" svg:x="7.963cm" svg:y="12.5cm">
          <text:p text:style-name="P1">Is counter</text:p>
          <text:p text:style-name="P1">=0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4.037cm" svg:height="4.256cm" svg:x="14.5cm" svg:y="5.5cm">
          <text:p text:style-name="P1">Does prod </text:p>
          <text:p text:style-name="P1">= cons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2cm" svg:y1="14.628cm" svg:x2="14.5cm" svg:y2="7.628cm" draw:start-shape="id1" draw:start-glue-point="7" draw:end-shape="id2" draw:end-glue-point="5" svg:d="m12000 14628h1250v-7000h1250">
          <text:p/>
        </draw:connector>
        <draw:connector draw:style-name="gr2" draw:text-style-name="P1" draw:layer="layout" svg:x1="7.5cm" svg:y1="11.757cm" svg:x2="4.445cm" svg:y2="13.708cm" draw:start-shape="id3" draw:start-glue-point="6" draw:end-shape="id4" draw:end-glue-point="4" svg:d="m7500 11757v976h-3055v975">
          <text:p/>
        </draw:connector>
        <draw:connector draw:style-name="gr2" draw:text-style-name="P1" draw:layer="layout" svg:x1="6.463cm" svg:y1="15.836cm" svg:x2="7.963cm" svg:y2="14.628cm" draw:start-shape="id4" draw:start-glue-point="7" draw:end-shape="id1" draw:end-glue-point="5" svg:d="m6463 15836h750v-1208h750">
          <text:p/>
        </draw:connector>
        <draw:connector draw:style-name="gr2" draw:text-style-name="P1" draw:layer="layout" svg:x1="7.5cm" svg:y1="2.671cm" svg:x2="7.5cm" svg:y2="3.5cm" draw:start-shape="id5" draw:start-glue-point="6" draw:end-shape="id6" draw:end-glue-point="4" svg:d="m7500 2671v829">
          <text:p/>
        </draw:connector>
        <draw:connector draw:style-name="gr2" draw:text-style-name="P1" draw:layer="layout" svg:x1="7.5cm" svg:y1="5.256cm" svg:x2="7.5cm" svg:y2="5.744cm" draw:start-shape="id6" draw:start-glue-point="6" draw:end-shape="id7" draw:end-glue-point="4" svg:d="m7500 5256v488">
          <text:p/>
        </draw:connector>
        <draw:connector draw:style-name="gr2" draw:text-style-name="P1" xml:id="id9" draw:id="id9" draw:layer="layout" svg:x1="7.5cm" svg:y1="7.5cm" svg:x2="7.5cm" svg:y2="7.5cm" draw:start-shape="id7" draw:start-glue-point="6" draw:end-shape="id7" draw:end-glue-point="6" svg:d="">
          <text:p/>
        </draw:connector>
        <draw:connector draw:style-name="gr2" draw:text-style-name="P1" draw:layer="layout" svg:x1="7.5cm" svg:y1="9.61cm" svg:x2="7.5cm" svg:y2="10cm" draw:start-shape="id8" draw:start-glue-point="6" draw:end-shape="id3" draw:end-glue-point="4" svg:d="m7500 9610v390">
          <text:p/>
        </draw:connector>
        <draw:connector draw:style-name="gr2" draw:text-style-name="P1" draw:layer="layout" draw:line-skew="6.501cm 0.501cm" svg:x1="7.5cm" svg:y1="7.5cm" svg:x2="7.5cm" svg:y2="7.854cm" draw:start-shape="id9" draw:start-glue-point="0" draw:end-shape="id8" draw:end-glue-point="4" svg:d="m7500 7500v0 0 0 354">
          <text:p/>
        </draw:connector>
        <draw:frame draw:style-name="gr3" draw:layer="layout" svg:width="2cm" svg:height="0.962cm" svg:x="5.5cm" svg:y="13.538cm">
          <draw:text-box>
            <text:p>yes</text:p>
          </draw:text-box>
        </draw:frame>
        <draw:frame draw:style-name="gr3" draw:layer="layout" svg:width="2cm" svg:height="0.962cm" svg:x="11cm" svg:y="15.038cm">
          <draw:text-box>
            <text:p>yes</text:p>
          </draw:text-box>
        </draw:frame>
        <draw:frame draw:style-name="gr3" draw:layer="layout" svg:width="2cm" svg:height="0.962cm" svg:x="2.5cm" svg:y="17.246cm">
          <draw:text-box>
            <text:p>no</text:p>
          </draw:text-box>
        </draw:frame>
        <draw:frame draw:style-name="gr3" draw:layer="layout" svg:width="2cm" svg:height="0.962cm" svg:x="8cm" svg:y="17.246cm">
          <draw:text-box>
            <text:p>no</text:p>
          </draw:text-box>
        </draw:frame>
        <draw:frame draw:style-name="gr3" draw:layer="layout" svg:width="2cm" svg:height="0.962cm" svg:x="14cm" svg:y="9.038cm">
          <draw:text-box>
            <text:p>no</text:p>
          </draw:text-box>
        </draw:frame>
        <draw:frame draw:style-name="gr3" draw:layer="layout" svg:width="2cm" svg:height="0.962cm" svg:x="17.5cm" svg:y="5.538cm">
          <draw:text-box>
            <text:p>yes</text:p>
          </draw:text-box>
        </draw:frame>
        <draw:custom-shape draw:style-name="gr1" draw:text-style-name="P1" xml:id="id10" draw:id="id10" draw:layer="layout" svg:width="5cm" svg:height="1.5cm" svg:x="14cm" svg:y="3.5cm">
          <text:p text:style-name="P1">Set activity low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8.537cm" svg:y1="7.628cm" svg:x2="19cm" svg:y2="4.25cm" draw:start-shape="id2" draw:start-glue-point="7" draw:end-shape="id10" svg:d="m18537 7628h965v-3378h-502">
          <text:p/>
        </draw:connector>
        <draw:custom-shape draw:style-name="gr1" draw:text-style-name="P1" xml:id="id11" draw:id="id11" draw:layer="layout" svg:width="5cm" svg:height="2cm" svg:x="2cm" svg:y="19.208cm">
          <text:p text:style-name="P1">Solenoid u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.445cm" svg:y1="17.964cm" svg:x2="4.5cm" svg:y2="19.208cm" draw:start-shape="id4" draw:start-glue-point="6" draw:end-shape="id11" draw:end-glue-point="4" svg:d="m4445 17964v623h55v621">
          <text:p/>
        </draw:connector>
        <draw:custom-shape draw:style-name="gr1" draw:text-style-name="P1" xml:id="id12" draw:id="id12" draw:layer="layout" svg:width="2.5cm" svg:height="1.5cm" svg:x="3cm" svg:y="24.208cm">
          <text:p text:style-name="P1">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line-skew="-1.501cm" svg:x1="4.5cm" svg:y1="21.208cm" svg:x2="4.25cm" svg:y2="24.208cm" draw:start-shape="id11" draw:start-glue-point="6" draw:end-shape="id12" draw:end-glue-point="4" svg:d="m4500 21208v0h-250v3000">
          <text:p/>
        </draw:connector>
        <draw:custom-shape draw:style-name="gr1" draw:text-style-name="P1" xml:id="id13" draw:id="id13" draw:layer="layout" svg:width="4.5cm" svg:height="1.5cm" svg:x="7.5cm" svg:y="21cm">
          <text:p text:style-name="P1">Counter =</text:p>
          <text:p text:style-name="P1">Counter 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4.5cm" svg:height="1.5cm" svg:x="7.5cm" svg:y="23.5cm">
          <text:p text:style-name="P1">Solenoid dow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981cm" svg:y1="16.756cm" svg:x2="9.75cm" svg:y2="21cm" draw:start-shape="id1" draw:end-shape="id13" svg:d="m9981 16756v2123h-231v2121">
          <text:p/>
        </draw:connector>
        <draw:connector draw:style-name="gr2" draw:text-style-name="P1" draw:layer="layout" svg:x1="9.75cm" svg:y1="22.5cm" svg:x2="9.75cm" svg:y2="23.5cm" draw:start-shape="id13" draw:start-glue-point="6" draw:end-shape="id14" draw:end-glue-point="4" svg:d="m9750 22500v1000">
          <text:p/>
        </draw:connector>
        <draw:connector draw:style-name="gr2" draw:text-style-name="P1" draw:layer="layout" svg:x1="9.75cm" svg:y1="25cm" svg:x2="5.5cm" svg:y2="24.958cm" draw:start-shape="id14" draw:start-glue-point="6" draw:end-shape="id12" draw:end-glue-point="7" svg:d="m9750 25000v502h-3249v-544h-1001">
          <text:p/>
        </draw:connector>
        <draw:custom-shape draw:style-name="gr1" draw:text-style-name="P1" xml:id="id15" draw:id="id15" draw:layer="layout" svg:width="5cm" svg:height="1.5cm" svg:x="14cm" svg:y="15cm">
          <text:p text:style-name="P1">Set activity hig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6cm" svg:height="3cm" svg:x="13.5cm" svg:y="17cm">
          <text:p text:style-name="P1">Xtarget = </text:p>
          <text:p text:style-name="P1">target(consumed).x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518cm" svg:y1="9.756cm" svg:x2="16.5cm" svg:y2="15cm" draw:start-shape="id2" draw:end-shape="id15" draw:end-glue-point="4" svg:d="m16518 9756v2623h-18v2621">
          <text:p/>
        </draw:connector>
        <draw:connector draw:style-name="gr2" draw:text-style-name="P1" xml:id="id17" draw:id="id17" draw:layer="layout" svg:x1="16.5cm" svg:y1="17cm" svg:x2="16.5cm" svg:y2="17cm" draw:start-shape="id16" draw:start-glue-point="4" draw:end-shape="id16" draw:end-glue-point="4" svg:d="">
          <text:p/>
        </draw:connector>
        <draw:connector draw:style-name="gr2" draw:text-style-name="P1" draw:layer="layout" svg:x1="16.5cm" svg:y1="17cm" svg:x2="16.5cm" svg:y2="17cm" draw:start-shape="id17" draw:start-glue-point="0" draw:end-shape="id17" draw:end-glue-point="0" svg:d="">
          <text:p/>
        </draw:connector>
        <draw:custom-shape draw:style-name="gr1" draw:text-style-name="P1" xml:id="id18" draw:id="id18" draw:layer="layout" svg:width="6cm" svg:height="3cm" svg:x="13.5cm" svg:y="20.5cm">
          <text:p text:style-name="P1">y-target = </text:p>
          <text:p text:style-name="P1">target(consumed).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9" draw:id="id19" draw:layer="layout" svg:width="6cm" svg:height="2cm" svg:x="13.5cm" svg:y="24cm">
          <text:p text:style-name="P1">Consumer </text:p>
          <text:p text:style-name="P1">= consumer +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0" draw:id="id20" draw:layer="layout" svg:width="6cm" svg:height="2cm" svg:x="13.5cm" svg:y="26.5cm">
          <text:p text:style-name="P1">Set counter to 50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5cm" svg:y1="16.5cm" svg:x2="16.5cm" svg:y2="17cm">
          <text:p/>
        </draw:line>
        <draw:connector draw:style-name="gr2" draw:text-style-name="P1" draw:layer="layout" svg:x1="16.5cm" svg:y1="20cm" svg:x2="16.5cm" svg:y2="20.5cm" draw:start-shape="id16" draw:start-glue-point="6" draw:end-shape="id18" draw:end-glue-point="4" svg:d="m16500 20000v500">
          <text:p/>
        </draw:connector>
        <draw:connector draw:style-name="gr2" draw:text-style-name="P1" draw:layer="layout" svg:x1="16.5cm" svg:y1="23.5cm" svg:x2="16.5cm" svg:y2="24cm" draw:start-shape="id18" draw:start-glue-point="6" draw:end-shape="id19" draw:end-glue-point="4" svg:d="m16500 23500v500">
          <text:p/>
        </draw:connector>
        <draw:connector draw:style-name="gr2" draw:text-style-name="P1" draw:layer="layout" svg:x1="16.5cm" svg:y1="26cm" svg:x2="16.5cm" svg:y2="26.5cm" draw:start-shape="id19" draw:start-glue-point="6" draw:end-shape="id20" draw:end-glue-point="4" svg:d="m16500 26000v500">
          <text:p/>
        </draw:connector>
        <draw:connector draw:style-name="gr2" draw:text-style-name="P1" draw:layer="layout" draw:line-skew="-1.999cm -1.499cm" svg:x1="16.5cm" svg:y1="3.5cm" svg:x2="3cm" svg:y2="24.958cm" draw:start-shape="id10" draw:start-glue-point="4" draw:end-shape="id12" draw:end-glue-point="5" svg:d="m16500 3500v-2500h-15500v23958h2000">
          <text:p/>
        </draw:connector>
        <draw:connector draw:style-name="gr2" draw:text-style-name="P1" draw:layer="layout" svg:x1="13.5cm" svg:y1="27.5cm" svg:x2="4.25cm" svg:y2="25.708cm" draw:start-shape="id20" draw:start-glue-point="5" draw:end-shape="id12" draw:end-glue-point="6" svg:d="m13500 27500h-9250v-1792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12T15:40:37</meta:creation-date>
    <dc:date>2012-04-08T15:36:36</dc:date>
    <meta:editing-duration>PT9M13S</meta:editing-duration>
    <meta:editing-cycles>3</meta:editing-cycles>
    <meta:generator>LibreOffice/3.3$Linux LibreOffice_project/330m19$Build-301</meta:generator>
    <meta:document-statistic meta:object-count="47"/>
  </office:meta>
</office:document-meta>
</file>